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4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7" style:family="table-cell" style:parent-style-name="Default">
      <style:text-properties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5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default-cell-style-name="ce47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46" office:value-type="string">
            <text:p>maj</text:p>
          </table:table-cell>
          <table:table-cell table:style-name="ce49" office:value-type="string">
            <text:p>English</text:p>
          </table:table-cell>
          <table:table-cell table:style-name="ce49" office:value-type="string">
            <text:p>Spanish</text:p>
          </table:table-cell>
          <table:table-cell table:style-name="ce49" office:value-type="string">
            <text:p>Romanian</text:p>
          </table:table-cell>
          <table:table-cell table:style-name="ce49" office:value-type="string">
            <text:p>latin</text:p>
          </table:table-cell>
          <table:table-cell table:style-name="ce52" office:value-type="string">
            <text:p>Italian</text:p>
          </table:table-cell>
          <table:table-cell table:style-name="ce49" office:value-type="string">
            <text:p>Franch</text:p>
          </table:table-cell>
          <table:table-cell table:style-name="ce49" office:value-type="string">
            <text:p>Polish</text:p>
          </table:table-cell>
          <table:table-cell table:style-name="ce49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Nominativ</text:p>
          </table:table-cell>
          <table:table-cell table:style-name="ce50" table:number-columns-repeated="4"/>
          <table:table-cell table:style-name="ce53"/>
          <table:table-cell table:style-name="ce50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4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o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4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4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Plural</text:p>
          </table:table-cell>
          <table:table-cell table:style-name="ce50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4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4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4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Objective</text:p>
          </table:table-cell>
          <table:table-cell table:style-name="ce50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8" office:value-type="string">
            <text:p>Plural</text:p>
          </table:table-cell>
          <table:table-cell table:style-name="ce51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co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ke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s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style-name="ce9" table:formula="of:=SUM([.M1:.M484])" office:value-type="float" office:value="3695">
            <text:p>3695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7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5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5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pen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f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va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un'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p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fi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c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a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11/09/2019</text:date>, <text:time>21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9T21:01:05.45</dc:date>
    <meta:editing-duration>P19DT22M16S</meta:editing-duration>
    <meta:editing-cycles>180</meta:editing-cycles>
    <meta:document-statistic meta:table-count="5" meta:cell-count="6856" meta:object-count="0"/>
  </office:meta>
</office:document-meta>
</file>